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649F5B10BA45EAED2D.png" manifest:media-type="image/png"/>
  <manifest:file-entry manifest:full-path="Pictures/10011C5C0000675A00004D8435E15D074E6D9E1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5.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5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57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3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5.8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9cm" fo:min-width="5.9cm"/>
    </style:style>
    <style:style style:name="gr10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12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05cm" fo:min-width="0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25cm" fo:min-width="1.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5cm, 24.093cm, 1.742cm, 0.414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4pt" fo:font-style="italic" fo:font-weight="normal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aakar" fo:font-size="11pt" fo:font-style="italic" fo:font-weight="normal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style:font-name="aakar1" fo:font-size="14pt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10" style:family="paragraph">
      <style:text-properties style:font-name="aakar" fo:font-size="14pt" fo:font-weight="normal" style:font-size-asian="18pt" style:font-size-complex="18pt"/>
    </style:style>
    <style:style style:name="P11" style:family="paragraph">
      <loext:graphic-properties draw:fill="none" draw:fill-color="#ffffff"/>
      <style:text-properties style:font-name="aakar" fo:font-size="14pt" fo:font-weight="normal" style:font-size-asian="18pt" style:font-size-complex="18pt"/>
    </style:style>
    <style:style style:name="P12" style:family="paragraph">
      <style:paragraph-properties style:writing-mode="lr-tb"/>
      <style:text-properties style:font-name="aakar" fo:font-size="14pt" fo:font-style="italic" fo:font-weight="normal" style:font-size-asian="18pt" style:font-style-asian="italic" style:font-size-complex="18pt" style:font-style-complex="italic"/>
    </style:style>
    <style:style style:name="P13" style:family="paragraph">
      <style:paragraph-properties style:writing-mode="lr-tb"/>
      <style:text-properties style:font-name="aakar" fo:font-size="11pt" fo:font-style="italic" fo:font-weight="normal" style:font-size-asian="18pt" style:font-style-asian="italic" style:font-size-complex="18pt" style:font-style-complex="italic"/>
    </style:style>
    <style:style style:name="T1" style:family="text">
      <style:text-properties style:font-name="aakar" fo:font-size="14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font-name="aakar" fo:font-size="11pt" fo:font-style="italic" fo:font-weight="normal" style:font-size-asian="18pt" style:font-style-asian="italic" style:font-size-complex="18pt" style:font-style-complex="italic"/>
    </style:style>
    <style:style style:name="T3" style:family="text">
      <style:text-properties style:font-name="aakar1" fo:font-size="14pt" fo:font-weight="normal" style:font-size-asian="18pt" style:font-size-complex="18pt"/>
    </style:style>
    <style:style style:name="T4" style:family="text">
      <style:text-properties style:font-name="aakar" fo:font-size="24pt" fo:font-weight="normal" style:font-size-asian="18pt" style:font-size-complex="18pt"/>
    </style:style>
    <style:style style:name="T5" style:family="text">
      <style:text-properties style:font-name="aakar" fo:font-size="14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0.5cm" svg:x="3.5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0.5cm" svg:x="12.2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0.5cm" svg:x="12.2cm" svg:y="2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7.049cm" svg:x="0.901cm" svg:y="13cm">
          <draw:image xlink:href="Pictures/10011C5C0000675A00004D8435E15D074E6D9E1E.svg" xlink:type="simple" xlink:show="embed" xlink:actuate="onLoad" loext:mime-type="image/svg+xml">
            <text:p/>
          </draw:image>
          <draw:image xlink:href="Pictures/1000020100000330000002649F5B10BA45EAED2D.png" xlink:type="simple" xlink:show="embed" xlink:actuate="onLoad" loext:mime-type="image/png"/>
        </draw:frame>
        <draw:frame draw:style-name="gr3" draw:text-style-name="P3" draw:layer="layout" svg:width="18.999cm" svg:height="7.371cm" svg:x="0.9cm" svg:y="3.929cm">
          <draw:image xlink:href="Pictures/10011C5C0000675A00004D8435E15D074E6D9E1E.svg" xlink:type="simple" xlink:show="embed" xlink:actuate="onLoad" loext:mime-type="image/svg+xml">
            <text:p/>
          </draw:image>
          <draw:image xlink:href="Pictures/1000020100000330000002649F5B10BA45EAED2D.png" xlink:type="simple" xlink:show="embed" xlink:actuate="onLoad" loext:mime-type="image/png"/>
        </draw:frame>
        <draw:g>
          <draw:frame draw:style-name="gr4" draw:text-style-name="P4" draw:layer="layout" svg:width="0.824cm" svg:height="0.802cm" draw:transform="rotate (1.5707963267949) translate (1.95cm 5.704cm)">
            <draw:text-box>
              <text:p><text:span text:style-name="T1">R</text:span></text:p>
            </draw:text-box>
          </draw:frame>
          <draw:frame draw:style-name="gr5" draw:text-style-name="P5" draw:layer="layout" svg:width="0.3cm" svg:height="0.683cm" draw:transform="rotate (1.5707963267949) translate (2.08cm 5.19cm)">
            <draw:text-box>
              <text:p><text:span text:style-name="T2">t</text:span></text:p>
            </draw:text-box>
          </draw:frame>
        </draw:g>
        <draw:g>
          <draw:frame draw:style-name="gr4" draw:text-style-name="P4" draw:layer="layout" svg:width="0.824cm" svg:height="0.802cm" draw:transform="rotate (1.5707963267949) translate (10.55cm 5.704cm)">
            <draw:text-box>
              <text:p><text:span text:style-name="T1">R</text:span></text:p>
            </draw:text-box>
          </draw:frame>
          <draw:frame draw:style-name="gr5" draw:text-style-name="P5" draw:layer="layout" svg:width="0.3cm" svg:height="0.683cm" draw:transform="rotate (1.5707963267949) translate (10.68cm 5.19cm)">
            <draw:text-box>
              <text:p><text:span text:style-name="T2">t</text:span></text:p>
            </draw:text-box>
          </draw:frame>
        </draw:g>
        <draw:g>
          <draw:frame draw:style-name="gr4" draw:text-style-name="P4" draw:layer="layout" svg:width="0.824cm" svg:height="0.802cm" draw:transform="rotate (1.5707963267949) translate (-9.067cm 16.255cm)">
            <draw:text-box>
              <text:p><text:span text:style-name="T1">R</text:span></text:p>
            </draw:text-box>
          </draw:frame>
          <draw:frame draw:style-name="gr5" draw:text-style-name="P5" draw:layer="layout" svg:width="0.3cm" svg:height="0.683cm" draw:transform="rotate (1.5707963267949) translate (-8.937cm 15.741cm)">
            <draw:text-box>
              <text:p><text:span text:style-name="T2">t</text:span></text:p>
            </draw:text-box>
          </draw:frame>
        </draw:g>
        <draw:g>
          <draw:frame draw:style-name="gr4" draw:text-style-name="P4" draw:layer="layout" svg:width="0.824cm" svg:height="0.802cm" draw:transform="rotate (1.5707963267949) translate (-17.666cm 16.255cm)">
            <draw:text-box>
              <text:p><text:span text:style-name="T1">R</text:span></text:p>
            </draw:text-box>
          </draw:frame>
          <draw:frame draw:style-name="gr5" draw:text-style-name="P5" draw:layer="layout" svg:width="0.3cm" svg:height="0.683cm" draw:transform="rotate (1.5707963267949) translate (-17.536cm 15.741cm)">
            <draw:text-box>
              <text:p><text:span text:style-name="T2">t</text:span></text:p>
            </draw:text-box>
          </draw:frame>
        </draw:g>
        <draw:frame draw:style-name="gr6" draw:text-style-name="P6" draw:layer="layout" svg:width="4.7cm" svg:height="0.9cm" svg:x="4.4cm" svg:y="19.8cm">
          <draw:text-box>
            <text:p><text:span text:style-name="T3">Date (day/month)</text:span></text:p>
          </draw:text-box>
        </draw:frame>
        <draw:g>
          <draw:frame draw:style-name="gr7" draw:text-style-name="P4" draw:layer="layout" svg:width="0.824cm" svg:height="0.802cm" draw:transform="rotate (1.5707963267949) translate (10.551cm 14.374cm)">
            <draw:text-box>
              <text:p><text:span text:style-name="T1">R</text:span></text:p>
            </draw:text-box>
          </draw:frame>
          <draw:frame draw:style-name="gr5" draw:text-style-name="P5" draw:layer="layout" svg:width="0.3cm" svg:height="0.683cm" draw:transform="rotate (1.5707963267949) translate (10.681cm 13.86cm)">
            <draw:text-box>
              <text:p><text:span text:style-name="T2">t</text:span></text:p>
            </draw:text-box>
          </draw:frame>
        </draw:g>
        <draw:custom-shape draw:style-name="gr8" draw:text-style-name="P1" draw:layer="layout" svg:width="6.3cm" svg:height="1.3cm" svg:x="3.3cm" svg:y="1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cm" svg:height="1.3cm" svg:x="11.9cm" svg:y="1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cm" svg:height="1.3cm" svg:x="3.3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4cm" svg:height="1.599cm" svg:x="3.3cm" svg:y="2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.8cm" svg:height="0.878cm" draw:transform="rotate (0.785398163397448) translate (2.929cm 19.448cm)">
          <draw:text-box>
            <text:p><text:span text:style-name="T3">07/11</text:span></text:p>
          </draw:text-box>
        </draw:frame>
        <draw:frame draw:style-name="gr10" draw:text-style-name="P6" draw:layer="layout" svg:width="1.8cm" svg:height="0.878cm" draw:transform="rotate (0.785398163397448) translate (3.829cm 19.448cm)">
          <draw:text-box>
            <text:p><text:span text:style-name="T3">21/11</text:span></text:p>
          </draw:text-box>
        </draw:frame>
        <draw:frame draw:style-name="gr10" draw:text-style-name="P6" draw:layer="layout" svg:width="1.8cm" svg:height="0.878cm" draw:transform="rotate (0.785398163397448) translate (4.629cm 19.448cm)">
          <draw:text-box>
            <text:p><text:span text:style-name="T3">05/12</text:span></text:p>
          </draw:text-box>
        </draw:frame>
        <draw:frame draw:style-name="gr10" draw:text-style-name="P6" draw:layer="layout" svg:width="1.8cm" svg:height="0.878cm" draw:transform="rotate (0.785398163397448) translate (5.529cm 19.448cm)">
          <draw:text-box>
            <text:p><text:span text:style-name="T3">19/12</text:span></text:p>
          </draw:text-box>
        </draw:frame>
        <draw:frame draw:style-name="gr10" draw:text-style-name="P6" draw:layer="layout" svg:width="1.8cm" svg:height="0.878cm" draw:transform="rotate (0.785398163397448) translate (6.429cm 19.448cm)">
          <draw:text-box>
            <text:p><text:span text:style-name="T3">02/01</text:span></text:p>
          </draw:text-box>
        </draw:frame>
        <draw:frame draw:style-name="gr10" draw:text-style-name="P6" draw:layer="layout" svg:width="1.8cm" svg:height="0.878cm" draw:transform="rotate (0.785398163397448) translate (7.329cm 19.448cm)">
          <draw:text-box>
            <text:p><text:span text:style-name="T3">16/01</text:span></text:p>
          </draw:text-box>
        </draw:frame>
        <draw:frame draw:style-name="gr10" draw:text-style-name="P6" draw:layer="layout" svg:width="1.8cm" svg:height="0.878cm" draw:transform="rotate (0.785398163397448) translate (8.182cm 19.453cm)">
          <draw:text-box>
            <text:p><text:span text:style-name="T3">30/01</text:span></text:p>
          </draw:text-box>
        </draw:frame>
        <draw:frame draw:style-name="gr6" draw:text-style-name="P6" draw:layer="layout" svg:width="4.7cm" svg:height="0.9cm" svg:x="13.001cm" svg:y="19.801cm">
          <draw:text-box>
            <text:p><text:span text:style-name="T3">Date (day/month)</text:span></text:p>
          </draw:text-box>
        </draw:frame>
        <draw:custom-shape draw:style-name="gr8" draw:text-style-name="P1" draw:layer="layout" svg:width="6.3cm" svg:height="1.3cm" svg:x="11.901cm" svg:y="18.60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8cm" svg:height="0.878cm" draw:transform="rotate (0.785398163397448) translate (11.53cm 19.449cm)">
          <draw:text-box>
            <text:p><text:span text:style-name="T3">04/11</text:span></text:p>
          </draw:text-box>
        </draw:frame>
        <draw:frame draw:style-name="gr10" draw:text-style-name="P6" draw:layer="layout" svg:width="1.8cm" svg:height="0.878cm" draw:transform="rotate (0.785398163397448) translate (12.43cm 19.449cm)">
          <draw:text-box>
            <text:p><text:span text:style-name="T3">18/11</text:span></text:p>
          </draw:text-box>
        </draw:frame>
        <draw:frame draw:style-name="gr10" draw:text-style-name="P6" draw:layer="layout" svg:width="1.8cm" svg:height="0.878cm" draw:transform="rotate (0.785398163397448) translate (13.23cm 19.449cm)">
          <draw:text-box>
            <text:p><text:span text:style-name="T3">02/12</text:span></text:p>
          </draw:text-box>
        </draw:frame>
        <draw:frame draw:style-name="gr10" draw:text-style-name="P6" draw:layer="layout" svg:width="1.8cm" svg:height="0.878cm" draw:transform="rotate (0.785398163397448) translate (14.13cm 19.449cm)">
          <draw:text-box>
            <text:p><text:span text:style-name="T3">16/12</text:span></text:p>
          </draw:text-box>
        </draw:frame>
        <draw:frame draw:style-name="gr10" draw:text-style-name="P6" draw:layer="layout" svg:width="1.8cm" svg:height="0.878cm" draw:transform="rotate (0.785398163397448) translate (15.03cm 19.449cm)">
          <draw:text-box>
            <text:p><text:span text:style-name="T3">30/12</text:span></text:p>
          </draw:text-box>
        </draw:frame>
        <draw:frame draw:style-name="gr10" draw:text-style-name="P6" draw:layer="layout" svg:width="1.8cm" svg:height="0.878cm" draw:transform="rotate (0.785398163397448) translate (15.93cm 19.449cm)">
          <draw:text-box>
            <text:p><text:span text:style-name="T3">13/01</text:span></text:p>
          </draw:text-box>
        </draw:frame>
        <draw:frame draw:style-name="gr10" draw:text-style-name="P6" draw:layer="layout" svg:width="1.8cm" svg:height="0.878cm" draw:transform="rotate (0.785398163397448) translate (16.783cm 19.454cm)">
          <draw:text-box>
            <text:p><text:span text:style-name="T3">27/01</text:span></text:p>
          </draw:text-box>
        </draw:frame>
        <draw:frame draw:style-name="gr6" draw:text-style-name="P6" draw:layer="layout" svg:width="4.7cm" svg:height="0.9cm" svg:x="13.002cm" svg:y="19.802cm">
          <draw:text-box>
            <text:p><text:span text:style-name="T3">Date (day/month)</text:span></text:p>
          </draw:text-box>
        </draw:frame>
        <draw:custom-shape draw:style-name="gr8" draw:text-style-name="P1" draw:layer="layout" svg:width="6.3cm" svg:height="1.3cm" svg:x="11.902cm" svg:y="18.60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852cm" svg:height="0.802cm" draw:transform="rotate (0.785398163397448) translate (11.531cm 19.45cm)">
          <draw:text-box>
            <text:p><text:span text:style-name="T3">07/11</text:span></text:p>
          </draw:text-box>
        </draw:frame>
        <draw:frame draw:style-name="gr10" draw:text-style-name="P6" draw:layer="layout" svg:width="1.8cm" svg:height="0.878cm" draw:transform="rotate (0.785398163397448) translate (12.431cm 19.45cm)">
          <draw:text-box>
            <text:p><text:span text:style-name="T3">21/11</text:span></text:p>
          </draw:text-box>
        </draw:frame>
        <draw:frame draw:style-name="gr10" draw:text-style-name="P6" draw:layer="layout" svg:width="1.8cm" svg:height="0.878cm" draw:transform="rotate (0.785398163397448) translate (13.231cm 19.45cm)">
          <draw:text-box>
            <text:p><text:span text:style-name="T3">05/12</text:span></text:p>
          </draw:text-box>
        </draw:frame>
        <draw:frame draw:style-name="gr10" draw:text-style-name="P6" draw:layer="layout" svg:width="1.8cm" svg:height="0.878cm" draw:transform="rotate (0.785398163397448) translate (14.131cm 19.45cm)">
          <draw:text-box>
            <text:p><text:span text:style-name="T3">19/12</text:span></text:p>
          </draw:text-box>
        </draw:frame>
        <draw:frame draw:style-name="gr12" draw:text-style-name="P6" draw:layer="layout" svg:width="1.781cm" svg:height="0.862cm" draw:transform="rotate (0.785398163397448) translate (15.031cm 19.45cm)">
          <draw:text-box>
            <text:p><text:span text:style-name="T3">02/01</text:span></text:p>
          </draw:text-box>
        </draw:frame>
        <draw:frame draw:style-name="gr10" draw:text-style-name="P6" draw:layer="layout" svg:width="1.8cm" svg:height="0.878cm" draw:transform="rotate (0.785398163397448) translate (15.931cm 19.45cm)">
          <draw:text-box>
            <text:p><text:span text:style-name="T3">16/01</text:span></text:p>
          </draw:text-box>
        </draw:frame>
        <draw:frame draw:style-name="gr10" draw:text-style-name="P6" draw:layer="layout" svg:width="1.8cm" svg:height="0.878cm" draw:transform="rotate (0.785398163397448) translate (16.784cm 19.455cm)">
          <draw:text-box>
            <text:p><text:span text:style-name="T3">30/01</text:span></text:p>
          </draw:text-box>
        </draw:frame>
        <draw:frame draw:style-name="gr6" draw:text-style-name="P6" draw:layer="layout" svg:width="4.7cm" svg:height="0.9cm" svg:x="13.002cm" svg:y="11.102cm">
          <draw:text-box>
            <text:p><text:span text:style-name="T3">D</text:span><text:span text:style-name="T3">a</text:span><text:span text:style-name="T3">t</text:span><text:span text:style-name="T3">e</text:span><text:span text:style-name="T3"> </text:span><text:span text:style-name="T3">(</text:span><text:span text:style-name="T3">d</text:span><text:span text:style-name="T3">a</text:span><text:span text:style-name="T3">y</text:span><text:span text:style-name="T3">/</text:span><text:span text:style-name="T3">m</text:span><text:span text:style-name="T3">o</text:span><text:span text:style-name="T3">n</text:span><text:span text:style-name="T3">t</text:span><text:span text:style-name="T3">h</text:span><text:span text:style-name="T3">)</text:span></text:p>
          </draw:text-box>
        </draw:frame>
        <draw:custom-shape draw:style-name="gr8" draw:text-style-name="P1" draw:layer="layout" svg:width="6.3cm" svg:height="1.3cm" svg:x="11.902cm" svg:y="9.90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8cm" svg:height="0.878cm" draw:transform="rotate (0.785398163397448) translate (11.531cm 10.75cm)">
          <draw:text-box>
            <text:p><text:span text:style-name="T3">04/11</text:span></text:p>
          </draw:text-box>
        </draw:frame>
        <draw:frame draw:style-name="gr10" draw:text-style-name="P6" draw:layer="layout" svg:width="1.8cm" svg:height="0.878cm" draw:transform="rotate (0.785398163397448) translate (12.431cm 10.75cm)">
          <draw:text-box>
            <text:p><text:span text:style-name="T3">18/11</text:span></text:p>
          </draw:text-box>
        </draw:frame>
        <draw:frame draw:style-name="gr10" draw:text-style-name="P6" draw:layer="layout" svg:width="1.8cm" svg:height="0.878cm" draw:transform="rotate (0.785398163397448) translate (13.231cm 10.75cm)">
          <draw:text-box>
            <text:p><text:span text:style-name="T3">02/12</text:span></text:p>
          </draw:text-box>
        </draw:frame>
        <draw:frame draw:style-name="gr10" draw:text-style-name="P6" draw:layer="layout" svg:width="1.8cm" svg:height="0.878cm" draw:transform="rotate (0.785398163397448) translate (14.131cm 10.75cm)">
          <draw:text-box>
            <text:p><text:span text:style-name="T3">16/12</text:span></text:p>
          </draw:text-box>
        </draw:frame>
        <draw:frame draw:style-name="gr10" draw:text-style-name="P6" draw:layer="layout" svg:width="1.8cm" svg:height="0.878cm" draw:transform="rotate (0.785398163397448) translate (15.031cm 10.75cm)">
          <draw:text-box>
            <text:p><text:span text:style-name="T3">30/12</text:span></text:p>
          </draw:text-box>
        </draw:frame>
        <draw:frame draw:style-name="gr10" draw:text-style-name="P6" draw:layer="layout" svg:width="1.8cm" svg:height="0.878cm" draw:transform="rotate (0.785398163397448) translate (15.931cm 10.75cm)">
          <draw:text-box>
            <text:p><text:span text:style-name="T3">13/01</text:span></text:p>
          </draw:text-box>
        </draw:frame>
        <draw:frame draw:style-name="gr10" draw:text-style-name="P6" draw:layer="layout" svg:width="1.8cm" svg:height="0.878cm" draw:transform="rotate (0.785398163397448) translate (16.784cm 10.755cm)">
          <draw:text-box>
            <text:p><text:span text:style-name="T3">27/01</text:span></text:p>
          </draw:text-box>
        </draw:frame>
        <draw:frame draw:style-name="gr6" draw:text-style-name="P6" draw:layer="layout" svg:width="4.7cm" svg:height="0.9cm" svg:x="4.402cm" svg:y="11.102cm">
          <draw:text-box>
            <text:p><text:span text:style-name="T3">D</text:span><text:span text:style-name="T3">a</text:span><text:span text:style-name="T3">t</text:span><text:span text:style-name="T3">e </text:span><text:span text:style-name="T3">(</text:span><text:span text:style-name="T3">d</text:span><text:span text:style-name="T3">a</text:span><text:span text:style-name="T3">y</text:span><text:span text:style-name="T3">/</text:span><text:span text:style-name="T3">m</text:span><text:span text:style-name="T3">o</text:span><text:span text:style-name="T3">n</text:span><text:span text:style-name="T3">t</text:span><text:span text:style-name="T3">h</text:span><text:span text:style-name="T3">)</text:span></text:p>
          </draw:text-box>
        </draw:frame>
        <draw:custom-shape draw:style-name="gr8" draw:text-style-name="P1" draw:layer="layout" svg:width="6.3cm" svg:height="1.3cm" svg:x="3.302cm" svg:y="9.90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8cm" svg:height="0.878cm" draw:transform="rotate (0.785398163397448) translate (2.931cm 10.75cm)">
          <draw:text-box>
            <text:p><text:span text:style-name="T3">04/11</text:span></text:p>
          </draw:text-box>
        </draw:frame>
        <draw:frame draw:style-name="gr10" draw:text-style-name="P6" draw:layer="layout" svg:width="1.8cm" svg:height="0.878cm" draw:transform="rotate (0.785398163397448) translate (3.831cm 10.75cm)">
          <draw:text-box>
            <text:p><text:span text:style-name="T3">18/11</text:span></text:p>
          </draw:text-box>
        </draw:frame>
        <draw:frame draw:style-name="gr10" draw:text-style-name="P6" draw:layer="layout" svg:width="1.8cm" svg:height="0.878cm" draw:transform="rotate (0.785398163397448) translate (4.631cm 10.75cm)">
          <draw:text-box>
            <text:p><text:span text:style-name="T3">02/12</text:span></text:p>
          </draw:text-box>
        </draw:frame>
        <draw:frame draw:style-name="gr10" draw:text-style-name="P6" draw:layer="layout" svg:width="1.8cm" svg:height="0.878cm" draw:transform="rotate (0.785398163397448) translate (5.531cm 10.75cm)">
          <draw:text-box>
            <text:p><text:span text:style-name="T3">16/12</text:span></text:p>
          </draw:text-box>
        </draw:frame>
        <draw:frame draw:style-name="gr10" draw:text-style-name="P6" draw:layer="layout" svg:width="1.8cm" svg:height="0.878cm" draw:transform="rotate (0.785398163397448) translate (6.431cm 10.75cm)">
          <draw:text-box>
            <text:p><text:span text:style-name="T3">30/12</text:span></text:p>
          </draw:text-box>
        </draw:frame>
        <draw:frame draw:style-name="gr10" draw:text-style-name="P6" draw:layer="layout" svg:width="1.8cm" svg:height="0.878cm" draw:transform="rotate (0.785398163397448) translate (7.331cm 10.75cm)">
          <draw:text-box>
            <text:p><text:span text:style-name="T3">13/01</text:span></text:p>
          </draw:text-box>
        </draw:frame>
        <draw:frame draw:style-name="gr10" draw:text-style-name="P6" draw:layer="layout" svg:width="1.8cm" svg:height="0.878cm" draw:transform="rotate (0.785398163397448) translate (8.184cm 10.755cm)">
          <draw:text-box>
            <text:p><text:span text:style-name="T3">27/01</text:span></text:p>
          </draw:text-box>
        </draw:frame>
        <draw:g>
          <draw:custom-shape draw:style-name="gr13" draw:text-style-name="P8" draw:layer="layout" svg:width="1.2cm" svg:height="1.2cm" svg:x="0.802cm" svg:y="3.162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1.2cm" svg:height="1.2cm" svg:x="0.803cm" svg:y="3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1.099cm" svg:height="1.191cm" svg:x="0.902cm" svg:y="3.262cm">
            <draw:text-box>
              <text:p><text:span text:style-name="T4">A</text:span></text:p>
            </draw:text-box>
          </draw:frame>
        </draw:g>
        <draw:g>
          <draw:custom-shape draw:style-name="gr13" draw:text-style-name="P8" draw:layer="layout" svg:width="1.2cm" svg:height="1.2cm" svg:x="0.803cm" svg:y="11.638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1.2cm" svg:height="1.2cm" svg:x="0.804cm" svg:y="1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1.099cm" svg:height="1.191cm" svg:x="0.903cm" svg:y="11.738cm">
            <draw:text-box>
              <text:p><text:span text:style-name="T4">C</text:span></text:p>
            </draw:text-box>
          </draw:frame>
        </draw:g>
        <draw:g>
          <draw:custom-shape draw:style-name="gr13" draw:text-style-name="P8" draw:layer="layout" svg:width="1.2cm" svg:height="1.2cm" svg:x="9.404cm" svg:y="11.614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1.2cm" svg:height="1.2cm" svg:x="9.405cm" svg:y="11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1.099cm" svg:height="1.191cm" svg:x="9.504cm" svg:y="11.714cm">
            <draw:text-box>
              <text:p><text:span text:style-name="T4">D</text:span></text:p>
            </draw:text-box>
          </draw:frame>
        </draw:g>
        <draw:g>
          <draw:custom-shape draw:style-name="gr13" draw:text-style-name="P8" draw:layer="layout" svg:width="1.2cm" svg:height="1.2cm" svg:x="9.405cm" svg:y="3.19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1.2cm" svg:height="1.2cm" svg:x="9.406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1.099cm" svg:height="1.191cm" svg:x="9.505cm" svg:y="3.29cm">
            <draw:text-box>
              <text:p><text:span text:style-name="T4">B</text:span></text:p>
            </draw:text-box>
          </draw:frame>
        </draw:g>
        <draw:custom-shape draw:style-name="gr15" draw:text-style-name="P1" draw:layer="layout" svg:width="0.7cm" svg:height="5.3cm" svg:x="2.6cm" svg:y="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cm" svg:height="5.3cm" svg:x="11.2cm" svg:y="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cm" svg:height="5.3cm" svg:x="11.2cm" svg:y="13.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.133cm" svg:height="0.797cm" svg:x="11cm" svg:y="17.7cm">
          <draw:text-box>
            <text:p text:style-name="P10"><text:span text:style-name="T5">0.6</text:span></text:p>
          </draw:text-box>
        </draw:frame>
        <draw:frame draw:style-name="gr16" draw:text-style-name="P11" draw:layer="layout" svg:width="1.133cm" svg:height="0.797cm" svg:x="11.001cm" svg:y="17.001cm">
          <draw:text-box>
            <text:p text:style-name="P10"><text:span text:style-name="T5">0.8</text:span></text:p>
          </draw:text-box>
        </draw:frame>
        <draw:frame draw:style-name="gr16" draw:text-style-name="P11" draw:layer="layout" svg:width="0.743cm" svg:height="0.797cm" svg:x="11.402cm" svg:y="16.202cm">
          <draw:text-box>
            <text:p text:style-name="P10"><text:span text:style-name="T5">1</text:span></text:p>
          </draw:text-box>
        </draw:frame>
        <draw:frame draw:style-name="gr16" draw:text-style-name="P11" draw:layer="layout" svg:width="1.133cm" svg:height="0.797cm" svg:x="11.003cm" svg:y="15.303cm">
          <draw:text-box>
            <text:p text:style-name="P10"><text:span text:style-name="T5">1.2</text:span></text:p>
          </draw:text-box>
        </draw:frame>
        <draw:frame draw:style-name="gr16" draw:text-style-name="P11" draw:layer="layout" svg:width="1.133cm" svg:height="0.797cm" svg:x="11.004cm" svg:y="14.604cm">
          <draw:text-box>
            <text:p text:style-name="P10"><text:span text:style-name="T5">1.4</text:span></text:p>
          </draw:text-box>
        </draw:frame>
        <draw:frame draw:style-name="gr16" draw:text-style-name="P11" draw:layer="layout" svg:width="1.133cm" svg:height="0.797cm" svg:x="11.005cm" svg:y="13.805cm">
          <draw:text-box>
            <text:p text:style-name="P10"><text:span text:style-name="T5">1.6</text:span></text:p>
          </draw:text-box>
        </draw:frame>
        <draw:custom-shape draw:style-name="gr17" draw:text-style-name="P1" draw:layer="layout" svg:width="2.1cm" svg:height="5.5cm" svg:x="1.2cm" svg:y="13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1cm" svg:height="5.5cm" svg:x="9.8cm" svg:y="13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1cm" svg:height="5.5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1cm" svg:height="5.5cm" svg:x="1.2cm" svg:y="4.6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2" draw:layer="layout" svg:width="1.399cm" svg:height="5.798cm" svg:x="1cm" svg:y="13.0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9F5B10BA45EAED2D.png" xlink:type="simple" xlink:show="embed" xlink:actuate="onLoad" loext:mime-type="image/png"/>
          </draw:frame>
          <draw:g>
            <draw:frame draw:style-name="gr7" draw:text-style-name="P4" draw:layer="layout" svg:width="0.824cm" svg:height="0.802cm" draw:transform="rotate (1.5707963267949) translate (1.75cm 14.314cm)">
              <draw:text-box>
                <text:p text:style-name="P12">R</text:p>
              </draw:text-box>
            </draw:frame>
            <draw:frame draw:style-name="gr5" draw:text-style-name="P5" draw:layer="layout" svg:width="0.3cm" svg:height="0.683cm" draw:transform="rotate (1.5707963267949) translate (1.88cm 13.8cm)">
              <draw:text-box>
                <text:p text:style-name="P13">t</text:p>
              </draw:text-box>
            </draw:frame>
          </draw:g>
        </draw:g>
        <draw:frame draw:style-name="gr16" draw:text-style-name="P11" draw:layer="layout" svg:width="1.133cm" svg:height="0.797cm" svg:x="10.899cm" svg:y="17.76cm">
          <draw:text-box>
            <text:p text:style-name="P10"><text:span text:style-name="T5">0.6</text:span></text:p>
          </draw:text-box>
        </draw:frame>
        <draw:frame draw:style-name="gr16" draw:text-style-name="P11" draw:layer="layout" svg:width="1.133cm" svg:height="0.797cm" svg:x="10.9cm" svg:y="16.95cm">
          <draw:text-box>
            <text:p text:style-name="P10"><text:span text:style-name="T5">0.8</text:span></text:p>
          </draw:text-box>
        </draw:frame>
        <draw:frame draw:style-name="gr16" draw:text-style-name="P11" draw:layer="layout" svg:width="0.743cm" svg:height="0.797cm" svg:x="11.3cm" svg:y="16.15cm">
          <draw:text-box>
            <text:p text:style-name="P10"><text:span text:style-name="T5">1</text:span></text:p>
          </draw:text-box>
        </draw:frame>
        <draw:frame draw:style-name="gr16" draw:text-style-name="P11" draw:layer="layout" svg:width="1.133cm" svg:height="0.797cm" svg:x="10.91cm" svg:y="15.35cm">
          <draw:text-box>
            <text:p text:style-name="P10"><text:span text:style-name="T5">1.2</text:span></text:p>
          </draw:text-box>
        </draw:frame>
        <draw:frame draw:style-name="gr16" draw:text-style-name="P11" draw:layer="layout" svg:width="1.133cm" svg:height="0.797cm" svg:x="10.91cm" svg:y="14.56cm">
          <draw:text-box>
            <text:p text:style-name="P10"><text:span text:style-name="T5">1.4</text:span></text:p>
          </draw:text-box>
        </draw:frame>
        <draw:frame draw:style-name="gr16" draw:text-style-name="P11" draw:layer="layout" svg:width="1.133cm" svg:height="0.797cm" svg:x="10.907cm" svg:y="13.75cm">
          <draw:text-box>
            <text:p text:style-name="P10"><text:span text:style-name="T5">1.6</text:span></text:p>
          </draw:text-box>
        </draw:frame>
        <draw:frame draw:style-name="gr16" draw:text-style-name="P11" draw:layer="layout" svg:width="1.133cm" svg:height="0.797cm" svg:x="10.901cm" svg:y="9.451cm">
          <draw:text-box>
            <text:p text:style-name="P10"><text:span text:style-name="T5">0.5</text:span></text:p>
          </draw:text-box>
        </draw:frame>
        <draw:frame draw:style-name="gr16" draw:text-style-name="P11" draw:layer="layout" svg:width="1.133cm" svg:height="0.797cm" svg:x="10.911cm" svg:y="6.251cm">
          <draw:text-box>
            <text:p text:style-name="P10"><text:span text:style-name="T5">1.5</text:span></text:p>
          </draw:text-box>
        </draw:frame>
        <draw:frame draw:style-name="gr16" draw:text-style-name="P11" draw:layer="layout" svg:width="0.743cm" svg:height="0.797cm" svg:x="11.311cm" svg:y="7.861cm">
          <draw:text-box>
            <text:p text:style-name="P10"><text:span text:style-name="T5">1</text:span></text:p>
          </draw:text-box>
        </draw:frame>
        <draw:frame draw:style-name="gr16" draw:text-style-name="P11" draw:layer="layout" svg:width="0.743cm" svg:height="0.797cm" svg:x="11.31cm" svg:y="4.64cm">
          <draw:text-box>
            <text:p text:style-name="P10"><text:span text:style-name="T5">2</text:span></text:p>
          </draw:text-box>
        </draw:frame>
        <draw:frame draw:style-name="gr16" draw:text-style-name="P11" draw:layer="layout" svg:width="1.133cm" svg:height="0.797cm" svg:x="2.302cm" svg:y="9.451cm">
          <draw:text-box>
            <text:p text:style-name="P10"><text:span text:style-name="T5">0.5</text:span></text:p>
          </draw:text-box>
        </draw:frame>
        <draw:frame draw:style-name="gr16" draw:text-style-name="P11" draw:layer="layout" svg:width="1.133cm" svg:height="0.797cm" svg:x="2.312cm" svg:y="6.251cm">
          <draw:text-box>
            <text:p text:style-name="P10"><text:span text:style-name="T5">1</text:span><text:span text:style-name="T5">.</text:span><text:span text:style-name="T5">5</text:span></text:p>
          </draw:text-box>
        </draw:frame>
        <draw:frame draw:style-name="gr16" draw:text-style-name="P11" draw:layer="layout" svg:width="0.743cm" svg:height="0.797cm" svg:x="2.712cm" svg:y="7.861cm">
          <draw:text-box>
            <text:p text:style-name="P10"><text:span text:style-name="T5">1</text:span></text:p>
          </draw:text-box>
        </draw:frame>
        <draw:frame draw:style-name="gr16" draw:text-style-name="P11" draw:layer="layout" svg:width="0.743cm" svg:height="0.797cm" svg:x="2.711cm" svg:y="4.64cm">
          <draw:text-box>
            <text:p text:style-name="P10"><text:span text:style-name="T5">2</text:span></text:p>
          </draw:text-box>
        </draw:frame>
        <draw:frame draw:style-name="gr16" draw:text-style-name="P11" draw:layer="layout" svg:width="1.133cm" svg:height="0.797cm" svg:x="2.3cm" svg:y="17.761cm">
          <draw:text-box>
            <text:p text:style-name="P10"><text:span text:style-name="T5">0.6</text:span></text:p>
          </draw:text-box>
        </draw:frame>
        <draw:frame draw:style-name="gr16" draw:text-style-name="P11" draw:layer="layout" svg:width="1.133cm" svg:height="0.797cm" svg:x="2.301cm" svg:y="16.951cm">
          <draw:text-box>
            <text:p text:style-name="P10"><text:span text:style-name="T5">0</text:span><text:span text:style-name="T5">.</text:span><text:span text:style-name="T5">8</text:span></text:p>
          </draw:text-box>
        </draw:frame>
        <draw:frame draw:style-name="gr16" draw:text-style-name="P11" draw:layer="layout" svg:width="0.743cm" svg:height="0.797cm" svg:x="2.701cm" svg:y="16.151cm">
          <draw:text-box>
            <text:p text:style-name="P10"><text:span text:style-name="T5">1</text:span></text:p>
          </draw:text-box>
        </draw:frame>
        <draw:frame draw:style-name="gr16" draw:text-style-name="P11" draw:layer="layout" svg:width="1.133cm" svg:height="0.797cm" svg:x="2.311cm" svg:y="15.351cm">
          <draw:text-box>
            <text:p text:style-name="P10"><text:span text:style-name="T5">1.2</text:span></text:p>
          </draw:text-box>
        </draw:frame>
        <draw:frame draw:style-name="gr16" draw:text-style-name="P11" draw:layer="layout" svg:width="1.133cm" svg:height="0.797cm" svg:x="2.311cm" svg:y="14.561cm">
          <draw:text-box>
            <text:p text:style-name="P10"><text:span text:style-name="T5">1.4</text:span></text:p>
          </draw:text-box>
        </draw:frame>
        <draw:frame draw:style-name="gr16" draw:text-style-name="P11" draw:layer="layout" svg:width="1.133cm" svg:height="0.797cm" svg:x="2.308cm" svg:y="13.751cm">
          <draw:text-box>
            <text:p text:style-name="P10"><text:span text:style-name="T5">1.6</text:span></text:p>
          </draw:text-box>
        </draw:frame>
        <draw:g>
          <draw:frame draw:style-name="gr18" draw:text-style-name="P2" draw:layer="layout" svg:width="1.399cm" svg:height="5.798cm" svg:x="9.501cm" svg:y="13.0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9F5B10BA45EAED2D.png" xlink:type="simple" xlink:show="embed" xlink:actuate="onLoad" loext:mime-type="image/png"/>
          </draw:frame>
          <draw:g>
            <draw:frame draw:style-name="gr7" draw:text-style-name="P4" draw:layer="layout" svg:width="0.824cm" svg:height="0.802cm" draw:transform="rotate (1.5707963267949) translate (10.251cm 14.314cm)">
              <draw:text-box>
                <text:p text:style-name="P12">R</text:p>
              </draw:text-box>
            </draw:frame>
            <draw:frame draw:style-name="gr5" draw:text-style-name="P5" draw:layer="layout" svg:width="0.3cm" svg:height="0.683cm" draw:transform="rotate (1.5707963267949) translate (10.381cm 13.8cm)">
              <draw:text-box>
                <text:p text:style-name="P13">t</text:p>
              </draw:text-box>
            </draw:frame>
          </draw:g>
        </draw:g>
        <draw:g>
          <draw:frame draw:style-name="gr18" draw:text-style-name="P2" draw:layer="layout" svg:width="1.399cm" svg:height="5.798cm" svg:x="1cm" svg:y="4.3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9F5B10BA45EAED2D.png" xlink:type="simple" xlink:show="embed" xlink:actuate="onLoad" loext:mime-type="image/png"/>
          </draw:frame>
          <draw:g>
            <draw:frame draw:style-name="gr7" draw:text-style-name="P4" draw:layer="layout" svg:width="0.824cm" svg:height="0.802cm" draw:transform="rotate (1.5707963267949) translate (1.75cm 5.614cm)">
              <draw:text-box>
                <text:p text:style-name="P12">R</text:p>
              </draw:text-box>
            </draw:frame>
            <draw:frame draw:style-name="gr5" draw:text-style-name="P5" draw:layer="layout" svg:width="0.3cm" svg:height="0.683cm" draw:transform="rotate (1.5707963267949) translate (1.88cm 5.1cm)">
              <draw:text-box>
                <text:p text:style-name="P13">t</text:p>
              </draw:text-box>
            </draw:frame>
          </draw:g>
        </draw:g>
        <draw:g>
          <draw:frame draw:style-name="gr18" draw:text-style-name="P2" draw:layer="layout" svg:width="1.399cm" svg:height="5.798cm" svg:x="9.501cm" svg:y="4.3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9F5B10BA45EAED2D.png" xlink:type="simple" xlink:show="embed" xlink:actuate="onLoad" loext:mime-type="image/png"/>
          </draw:frame>
          <draw:g>
            <draw:frame draw:style-name="gr7" draw:text-style-name="P4" draw:layer="layout" svg:width="0.824cm" svg:height="0.802cm" draw:transform="rotate (1.5707963267949) translate (10.251cm 5.614cm)">
              <draw:text-box>
                <text:p text:style-name="P12">R</text:p>
              </draw:text-box>
            </draw:frame>
            <draw:frame draw:style-name="gr5" draw:text-style-name="P5" draw:layer="layout" svg:width="0.3cm" svg:height="0.683cm" draw:transform="rotate (1.5707963267949) translate (10.381cm 5.1cm)">
              <draw:text-box>
                <text:p text:style-name="P13">t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6T14:37:35.439646680</meta:creation-date>
    <dc:date>2023-08-31T09:39:26.543025768</dc:date>
    <meta:editing-duration>PT45M23S</meta:editing-duration>
    <meta:editing-cycles>4</meta:editing-cycles>
    <meta:generator>LibreOffice/6.4.7.2$Linux_X86_64 LibreOffice_project/40$Build-2</meta:generator>
    <meta:document-statistic meta:object-count="137"/>
  </office:meta>
</office:document-meta>
</file>